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ae1" officeooo:paragraph-rsid="00007ae1"/>
    </style:style>
    <style:style style:name="P2" style:family="paragraph" style:parent-style-name="Standard">
      <style:text-properties fo:font-size="15pt" officeooo:rsid="00007ae1" officeooo:paragraph-rsid="00007ae1" style:font-size-asian="15pt" style:font-size-complex="15pt"/>
    </style:style>
    <style:style style:name="P3" style:family="paragraph" style:parent-style-name="Standard">
      <style:text-properties fo:font-size="13pt" officeooo:rsid="00007ae1" officeooo:paragraph-rsid="00007ae1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007ae1" officeooo:paragraph-rsid="00007ae1" style:font-size-asian="13pt" style:font-size-complex="13pt"/>
    </style:style>
    <style:style style:name="P5" style:family="paragraph" style:parent-style-name="Standard">
      <style:text-properties fo:font-size="12pt" style:text-underline-style="none" officeooo:rsid="0001ff92" officeooo:paragraph-rsid="0001ff92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tap E-Ticaret Sitesi</text:p>
      <text:p text:style-name="P2"/>
      <text:p text:style-name="P3"><text:span text:style-name="T1">Müşterinin göreceği ekranlar</text:span></text:p>
      <text:p text:style-name="P1">Anasayfa</text:p>
      <text:p text:style-name="P1">Ürün Listesi</text:p>
      <text:p text:style-name="P1">Ürün Detayı</text:p>
      <text:p text:style-name="P1">Sepet Ekranı</text:p>
      <text:p text:style-name="P1"/>
      <text:p text:style-name="P4">Admin sayfaları</text:p>
      <text:p text:style-name="P5">Kullanıcıları listeleme</text:p>
      <text:p text:style-name="P5">Sipariş görüntüleme </text:p>
      <text:p text:style-name="P5">Ürün Girişi</text:p>
      <text:p text:style-name="P5"/>
      <text:p text:style-name="P5">Tablolar</text:p>
      <text:p text:style-name="P5">Kullanıcı tabloları (Otomatik olarak gelicek)</text:p>
      <text:p text:style-name="P5">Product</text:p>
      <text:p text:style-name="P5">Order</text:p>
      <text:p text:style-name="P5">Category</text:p>
      <text:p text:style-name="P5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7-15T15:36:38.957000000</dc:date>
    <meta:editing-duration>PT32M55S</meta:editing-duration>
    <meta:editing-cycles>1</meta:editing-cycles>
    <meta:document-statistic meta:table-count="0" meta:image-count="0" meta:object-count="0" meta:page-count="1" meta:paragraph-count="15" meta:word-count="30" meta:character-count="235" meta:non-whitespace-character-count="219"/>
  </office:meta>
</office:document-meta>
</file>